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style>
    <style:style style:name="T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es" style:country-asian="ES"/>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4" style:parent-style-name="Normal" style:family="paragraph">
      <style:paragraph-properties fo:margin-bottom="0in" fo:line-height="100%"/>
    </style:style>
    <style:style style:name="T5"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7" style:parent-style-name="Normal" style:family="paragraph">
      <style:paragraph-properties fo:margin-top="0.0694in" fo:margin-bottom="0.0694in" fo:line-height="100%"/>
    </style:style>
    <style:style style:name="T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2" style:parent-style-name="Normal" style:list-style-name="LFO7" style:family="paragraph">
      <style:paragraph-properties fo:margin-top="0.0694in" fo:margin-bottom="0.0694in" fo:line-height="100%"/>
    </style:style>
    <style:style style:name="T1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4"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5"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6" style:parent-style-name="Normal" style:list-style-name="LFO7"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7" style:parent-style-name="Normal" style:list-style-name="LFO7" style:family="paragraph">
      <style:paragraph-properties fo:margin-top="0.0694in" fo:margin-bottom="0.0694in" fo:line-height="100%"/>
    </style:style>
    <style:style style:name="T1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2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21" style:parent-style-name="Normal" style:family="paragraph">
      <style:paragraph-properties fo:margin-bottom="0in" fo:line-height="100%"/>
    </style:style>
    <style:style style:name="T2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9" style:parent-style-name="Normal" style:family="paragraph">
      <style:paragraph-properties fo:margin-top="0.0694in" fo:margin-bottom="0.0694in" fo:line-height="100%"/>
    </style:style>
    <style:style style:name="T3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31"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32"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33"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34"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35"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36"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37" style:parent-style-name="Normal" style:family="paragraph">
      <style:paragraph-properties fo:margin-bottom="0in" fo:line-height="100%"/>
    </style:style>
    <style:style style:name="T3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42" style:parent-style-name="Normal" style:list-style-name="LFO8" style:family="paragraph">
      <style:paragraph-properties fo:margin-top="0.0694in" fo:margin-bottom="0.0694in" fo:line-height="100%"/>
    </style:style>
    <style:style style:name="T4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44"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45"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46" style:parent-style-name="Normal" style:list-style-name="LFO8"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47" style:parent-style-name="Normal" style:list-style-name="LFO8" style:family="paragraph">
      <style:paragraph-properties fo:margin-top="0.0694in" fo:margin-bottom="0.0694in" fo:line-height="100%"/>
    </style:style>
    <style:style style:name="T4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4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5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51" style:parent-style-name="Normal" style:family="paragraph">
      <style:paragraph-properties fo:margin-bottom="0in" fo:line-height="100%"/>
    </style:style>
    <style:style style:name="T5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5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56" style:parent-style-name="Normal" style:list-style-name="LFO9" style:family="paragraph">
      <style:paragraph-properties fo:margin-top="0.0694in" fo:margin-bottom="0.0694in" fo:line-height="100%"/>
    </style:style>
    <style:style style:name="T57"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58"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59"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60"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61"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62" style:parent-style-name="Normal" style:list-style-name="LFO9" style:family="paragraph">
      <style:paragraph-properties fo:margin-top="0.0694in" fo:margin-bottom="0.0694in" fo:line-height="100%"/>
    </style:style>
    <style:style style:name="T6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64"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65"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66" style:parent-style-name="Normal" style:list-style-name="LFO9" style:family="paragraph">
      <style:paragraph-properties fo:margin-top="0.0694in" fo:margin-bottom="0.0694in" fo:line-height="100%"/>
    </style:style>
    <style:style style:name="T67"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68"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69"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7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71" style:parent-style-name="Normal" style:family="paragraph">
      <style:paragraph-properties fo:margin-bottom="0in" fo:line-height="100%"/>
    </style:style>
    <style:style style:name="T72"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7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76" style:parent-style-name="Normal" style:list-style-name="LFO1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77" style:parent-style-name="Normal" style:list-style-name="LFO10"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78" style:parent-style-name="Normal" style:family="paragraph">
      <style:paragraph-properties fo:margin-bottom="0in" fo:line-height="100%"/>
    </style:style>
    <style:style style:name="T7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80" style:parent-style-name="Normal" style:family="paragraph">
      <style:paragraph-properties fo:margin-top="0.0694in" fo:margin-bottom="0.0694in" fo:line-height="100%"/>
    </style:style>
    <style:style style:name="T81" style:parent-style-name="Fuentedepárrafopredeter."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T82" style:parent-style-name="Fuentedepárrafopredeter." style:family="text">
      <style:text-properties style:font-name="Courier New" style:font-name-asian="Times New Roman" style:font-name-complex="Courier New" fo:font-weight="bold" style:font-weight-asian="bold" style:font-weight-complex="bold" fo:font-size="10pt" style:font-size-asian="10pt" style:font-size-complex="10pt" fo:language="en" fo:country="US" style:language-asian="es" style:country-asian="ES"/>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8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85" style:parent-style-name="Normal" style:list-style-name="LFO11" style:family="paragraph">
      <style:paragraph-properties fo:margin-top="0.0694in" fo:margin-bottom="0.0694in" fo:line-height="100%"/>
    </style:style>
    <style:style style:name="T86"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87"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8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8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9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91" style:parent-style-name="Normal" style:list-style-name="LFO11" style:family="paragraph">
      <style:paragraph-properties fo:margin-top="0.0694in" fo:margin-bottom="0.0694in" fo:line-height="100%"/>
    </style:style>
    <style:style style:name="T92"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93"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94"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95" style:parent-style-name="Normal" style:list-style-name="LFO11" style:family="paragraph">
      <style:paragraph-properties fo:margin-top="0.0694in" fo:margin-bottom="0.0694in" fo:line-height="100%"/>
    </style:style>
    <style:style style:name="T96"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97"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9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9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0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01" style:parent-style-name="Normal" style:list-style-name="LFO11" style:family="paragraph">
      <style:paragraph-properties fo:margin-top="0.0694in" fo:margin-bottom="0.0694in" fo:line-height="100%"/>
    </style:style>
    <style:style style:name="T102"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03"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04"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05"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06"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07" style:parent-style-name="Normal" style:list-style-name="LFO1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style:style>
    <style:style style:name="P108" style:parent-style-name="Normal" style:list-style-name="LFO1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09" style:parent-style-name="Normal" style:list-style-name="LFO11"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10" style:parent-style-name="Normal" style:family="paragraph">
      <style:paragraph-properties fo:margin-top="0.0694in" fo:margin-bottom="0.0694in" fo:line-height="100%"/>
    </style:style>
    <style:style style:name="T111"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1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es" style:country-asian="ES"/>
    </style:style>
    <style:style style:name="T11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14"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15"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16"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17"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18" style:parent-style-name="Normal" style:family="paragraph">
      <style:paragraph-properties fo:margin-bottom="0in" fo:line-height="100%"/>
    </style:style>
    <style:style style:name="T119"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P121" style:parent-style-name="Normal" style:list-style-name="LFO12" style:family="paragraph">
      <style:paragraph-properties fo:margin-top="0.0694in" fo:margin-bottom="0.0694in" fo:line-height="100%"/>
    </style:style>
    <style:style style:name="T12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23"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24"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25" style:parent-style-name="Normal" style:list-style-name="LFO12" style:family="paragraph">
      <style:paragraph-properties fo:margin-top="0.0694in" fo:margin-bottom="0.0694in" fo:line-height="100%"/>
    </style:style>
    <style:style style:name="T12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27" style:parent-style-name="Normal" style:list-style-name="LFO12" style:family="paragraph">
      <style:paragraph-properties fo:margin-top="0.0694in" fo:margin-bottom="0.0694in" fo:line-height="100%"/>
    </style:style>
    <style:style style:name="T128"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29"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30"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31"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32" style:parent-style-name="Normal" style:list-style-name="LFO12" style:family="paragraph">
      <style:paragraph-properties fo:margin-top="0.0694in" fo:margin-bottom="0.0694in" fo:line-height="100%"/>
    </style:style>
    <style:style style:name="T13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34"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35"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36" style:parent-style-name="Normal" style:list-style-name="LFO12" style:family="paragraph">
      <style:paragraph-properties fo:margin-top="0.0694in" fo:margin-bottom="0.0694in" fo:line-height="100%"/>
    </style:style>
    <style:style style:name="T13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38"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39"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40" style:parent-style-name="Normal" style:list-style-name="LFO12" style:family="paragraph">
      <style:paragraph-properties fo:margin-top="0.0694in" fo:margin-bottom="0.0694in" fo:line-height="100%"/>
    </style:style>
    <style:style style:name="T141"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ES"/>
    </style:style>
    <style:style style:name="P142" style:parent-style-name="Normal" style:list-style-name="LFO12" style:family="paragraph">
      <style:paragraph-properties fo:margin-top="0.0694in" fo:margin-bottom="0.0694in" fo:line-height="100%"/>
    </style:style>
    <style:style style:name="T14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44"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45"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46" style:parent-style-name="Normal" style:list-style-name="LFO12"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47" style:parent-style-name="Normal" style:family="paragraph">
      <style:paragraph-properties fo:margin-bottom="0in" fo:line-height="100%"/>
    </style:style>
    <style:style style:name="T148" style:parent-style-name="Fuentedepárrafopredeter." style:family="text">
      <style:text-properties style:font-name="Times New Roman" style:font-name-asian="Times New Roman" style:font-name-complex="Times New Roman" fo:font-size="12pt" style:font-size-asian="12pt" style:font-size-complex="12pt" style:language-asian="es" style:country-asian="ES"/>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language-asian="es" style:country-asian="ES"/>
    </style:style>
    <style:style style:name="P150" style:parent-style-name="Normal" style:family="paragraph">
      <style:paragraph-properties fo:margin-top="0.0694in" fo:margin-bottom="0.0694in" fo:line-height="100%"/>
    </style:style>
    <style:style style:name="T151"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T152"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153" style:parent-style-name="Fuentedepárrafopredeter." style:family="text">
      <style:text-properties style:font-name="Times New Roman" style:font-name-asian="Times New Roman" style:font-name-complex="Times New Roman" fo:font-size="12pt" style:font-size-asian="12pt" style:font-size-complex="12pt" fo:language="en" fo:country="US" style:language-asian="es" style:country-asian="ES"/>
    </style:style>
    <style:style style:name="P154" style:parent-style-name="Normal" style:family="paragraph">
      <style:text-properties fo:language="en" fo:country="U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Speeding Up BathymetryCrosses in Julia Using Threads and Grid-Based Acceleration</text:span></text:p>
      <text:p text:style-name="P3">This document explains the key ideas and implementation details behind accelerating the detection of crossings between bathymetric transects using a spatial grid and optional multithreading in Julia.</text:p>
      <text:p text:style-name="P4"><text:span text:style-name="T5"><draw:custom-shape svg:x="0in" svg:y="0in" svg:width="45.51042in" svg:height="0.00139in" draw:z-index="0" draw:id="id0" draw:style-name="a0" draw:name="Horizontal Line 97" text:anchor-type="as-char"><svg:title/><svg:desc/><draw:enhanced-geometry draw:type="non-primitive" svg:viewBox="0 0 21600 21600" draw:enhanced-path="M 0 0 L 21600 0 21600 21600 0 21600 Z N"/></draw:custom-shape></text:span></text:p>
      <text:h text:style-name="P6" text:outline-level="3">Overview</text:h>
      <text:p text:style-name="P7"><text:span text:style-name="T8">The<text:s/></text:span><text:span text:style-name="T9">bathymetryCrosses</text:span><text:span text:style-name="T10"><text:s/>function detects intersection points between bathymetric transects by checking for crossings between line segments derived from bathymetry data.</text:span></text:p>
      <text:p text:style-name="P11">Key features of this implementation include:</text:p>
      <text:list text:style-name="LFO7" text:continue-numbering="true">
        <text:list-item>
          <text:p text:style-name="P12"><text:span text:style-name="T13">Segmenting transects into sub-line segments of length<text:s/></text:span><text:span text:style-name="T14">dp</text:span><text:span text:style-name="T15"><text:s/>pings.</text:span></text:p>
        </text:list-item>
        <text:list-item>
          <text:p text:style-name="P16">Creating a spatial index grid to reduce the number of segment comparisons.</text:p>
        </text:list-item>
        <text:list-item>
          <text:p text:style-name="P17"><text:span text:style-name="T18">Using multithreading (</text:span><text:span text:style-name="T19">Base.Threads</text:span><text:span text:style-name="T20">) to parallelize processing of the segments.</text:span></text:p>
        </text:list-item>
      </text:list>
      <text:p text:style-name="P21"><text:span text:style-name="T22"><draw:custom-shape svg:x="0in" svg:y="0in" svg:width="45.51042in" svg:height="0.00139in" draw:z-index="0" draw:id="id1" draw:style-name="a1" draw:name="Horizontal Line 98" text:anchor-type="as-char"><svg:title/><svg:desc/><draw:enhanced-geometry draw:type="non-primitive" svg:viewBox="0 0 21600 21600" draw:enhanced-path="M 0 0 L 21600 0 21600 21600 0 21600 Z N"/></draw:custom-shape></text:span></text:p>
      <text:h text:style-name="P23" text:outline-level="3">Segment Struct</text:h>
      <text:p text:style-name="P24">struct Segment</text:p>
      <text:p text:style-name="P25"><text:s text:c="4"/>transect::Int <text:s text:c="10"/># Index of the parent transect in `baths`</text:p>
      <text:p text:style-name="P26"><text:s text:c="4"/>start_idx::Int <text:s text:c="9"/># Starting index of the segment in the transect</text:p>
      <text:p text:style-name="P27"><text:s text:c="4"/>bbox::Tuple{Float64, Float64, Float64, Float64} <text:s/># Bounding box: (xmin, xmax, ymin, ymax)</text:p>
      <text:p text:style-name="P28">end</text:p>
      <text:p text:style-name="P29"><text:span text:style-name="T30">Each<text:s/></text:span><text:span text:style-name="T31">Segment</text:span><text:span text:style-name="T32"><text:s/>represents a line between two pings (</text:span><text:span text:style-name="T33">start_idx</text:span><text:span text:style-name="T34"><text:s/>and<text:s/></text:span><text:span text:style-name="T35">start_idx + dp</text:span><text:span text:style-name="T36">) in a transect. Its bounding box is used to determine grid cells it overlaps.</text:span></text:p>
      <text:p text:style-name="P37"><text:span text:style-name="T38"><draw:custom-shape svg:x="0in" svg:y="0in" svg:width="45.51042in" svg:height="0.00139in" draw:z-index="0" draw:id="id2" draw:style-name="a2" draw:name="Horizontal Line 99" text:anchor-type="as-char"><svg:title/><svg:desc/><draw:enhanced-geometry draw:type="non-primitive" svg:viewBox="0 0 21600 21600" draw:enhanced-path="M 0 0 L 21600 0 21600 21600 0 21600 Z N"/></draw:custom-shape></text:span></text:p>
      <text:h text:style-name="P39" text:outline-level="3">Creating Segments</text:h>
      <text:p text:style-name="P40">function create_segments(baths, dp)</text:p>
      <text:p text:style-name="P41">This function creates segments for all transects:</text:p>
      <text:list text:style-name="LFO8" text:continue-numbering="true">
        <text:list-item>
          <text:p text:style-name="P42"><text:span text:style-name="T43">For each transect, it iterates over ping indices with step<text:s/></text:span><text:span text:style-name="T44">dp</text:span><text:span text:style-name="T45">.</text:span></text:p>
        </text:list-item>
        <text:list-item>
          <text:p text:style-name="P46">It constructs a bounding box for each segment using min/max latitudes and longitudes.</text:p>
        </text:list-item>
        <text:list-item>
          <text:p text:style-name="P47"><text:span text:style-name="T48">It stores the result in a<text:s/></text:span><text:span text:style-name="T49">Segment</text:span><text:span text:style-name="T50"><text:s/>array.</text:span></text:p>
        </text:list-item>
      </text:list>
      <text:p text:style-name="P51"><text:span text:style-name="T52"><draw:custom-shape svg:x="0in" svg:y="0in" svg:width="45.51042in" svg:height="0.00139in" draw:z-index="0" draw:id="id3" draw:style-name="a3" draw:name="Horizontal Line 100" text:anchor-type="as-char"><svg:title/><svg:desc/><draw:enhanced-geometry draw:type="non-primitive" svg:viewBox="0 0 21600 21600" draw:enhanced-path="M 0 0 L 21600 0 21600 21600 0 21600 Z N"/></draw:custom-shape></text:span></text:p>
      <text:soft-page-break/>
      <text:h text:style-name="P53" text:outline-level="3">Building the Grid Index</text:h>
      <text:p text:style-name="P54">function build_grid_index(segments, cell_size)</text:p>
      <text:p text:style-name="P55">This function accelerates spatial search by indexing segments into a 2D uniform grid:</text:p>
      <text:list text:style-name="LFO9" text:continue-numbering="true">
        <text:list-item>
          <text:p text:style-name="P56"><text:span text:style-name="T57">Global bounds (</text:span><text:span text:style-name="T58">all_xmin</text:span><text:span text:style-name="T59">,<text:s/></text:span><text:span text:style-name="T60">all_xmax</text:span><text:span text:style-name="T61">, etc.) are computed from segment bounding boxes.</text:span></text:p>
        </text:list-item>
        <text:list-item>
          <text:p text:style-name="P62"><text:span text:style-name="T63">The number of grid cells along x and y is determined based on<text:s/></text:span><text:span text:style-name="T64">cell_size</text:span><text:span text:style-name="T65">.</text:span></text:p>
        </text:list-item>
        <text:list-item>
          <text:p text:style-name="P66"><text:span text:style-name="T67">For each segment, grid cell coordinates it overlaps are computed and stored in<text:s/></text:span><text:span text:style-name="T68">grid</text:span><text:span text:style-name="T69">, a dictionary mapping cell coordinates to lists of segment indices.</text:span></text:p>
        </text:list-item>
      </text:list>
      <text:p text:style-name="P70">This reduces the number of pairwise segment comparisons.</text:p>
      <text:p text:style-name="P71"><text:span text:style-name="T72"><draw:custom-shape svg:x="0in" svg:y="0in" svg:width="45.51042in" svg:height="0.00139in" draw:z-index="0" draw:id="id4" draw:style-name="a4" draw:name="Horizontal Line 101" text:anchor-type="as-char"><svg:title/><svg:desc/><draw:enhanced-geometry draw:type="non-primitive" svg:viewBox="0 0 21600 21600" draw:enhanced-path="M 0 0 L 21600 0 21600 21600 0 21600 Z N"/></draw:custom-shape></text:span></text:p>
      <text:h text:style-name="P73" text:outline-level="3">Querying the Grid for Candidates</text:h>
      <text:p text:style-name="P74">function query_grid(grid, xmin, ymin, cell_size, x_cells, y_cells, bbox)</text:p>
      <text:p text:style-name="P75">This function returns a list of candidate segments that overlap with a given bounding box:</text:p>
      <text:list text:style-name="LFO10" text:continue-numbering="true">
        <text:list-item>
          <text:p text:style-name="P76">The function computes which grid cells the bounding box spans.</text:p>
        </text:list-item>
        <text:list-item>
          <text:p text:style-name="P77">It collects and returns the unique segment indices present in those grid cells.</text:p>
        </text:list-item>
      </text:list>
      <text:p text:style-name="P78"><text:span text:style-name="T79"><draw:custom-shape svg:x="0in" svg:y="0in" svg:width="45.51042in" svg:height="0.00139in" draw:z-index="0" draw:id="id5" draw:style-name="a5" draw:name="Horizontal Line 102" text:anchor-type="as-char"><svg:title/><svg:desc/><draw:enhanced-geometry draw:type="non-primitive" svg:viewBox="0 0 21600 21600" draw:enhanced-path="M 0 0 L 21600 0 21600 21600 0 21600 Z N"/></draw:custom-shape></text:span></text:p>
      <text:h text:style-name="P80" text:outline-level="3"><text:span text:style-name="T81">Core Crossing Detection:<text:s/></text:span><text:span text:style-name="T82">bathymetryCrosses</text:span></text:h>
      <text:p text:style-name="P83">function bathymetryCrosses(baths::Vector{Bathymetry}, dp::Int64; cell_size=0.01)</text:p>
      <text:p text:style-name="P84">This function:</text:p>
      <text:list text:style-name="LFO11" text:continue-numbering="true">
        <text:list-item>
          <text:p text:style-name="P85"><text:span text:style-name="T86">Calls<text:s/></text:span><text:span text:style-name="T87">create_segments</text:span><text:span text:style-name="T88"><text:s/>and<text:s/></text:span><text:span text:style-name="T89">build_grid_index</text:span><text:span text:style-name="T90"><text:s/>to prepare data.</text:span></text:p>
        </text:list-item>
        <text:list-item>
          <text:p text:style-name="P91"><text:span text:style-name="T92">Iterates over all segments (optionally using<text:s/></text:span><text:span text:style-name="T93">Threads.@threads</text:span><text:span text:style-name="T94"><text:s/>for parallel speedup).</text:span></text:p>
        </text:list-item>
        <text:list-item>
          <text:p text:style-name="P95"><text:span text:style-name="T96">For each segment<text:s/></text:span><text:span text:style-name="T97">seg1</text:span><text:span text:style-name="T98">, it queries the grid for candidate overlapping segments<text:s/></text:span><text:span text:style-name="T99">seg2</text:span><text:span text:style-name="T100">.</text:span></text:p>
        </text:list-item>
        <text:list-item>
          <text:p text:style-name="P101"><text:span text:style-name="T102">Checks if<text:s/></text:span><text:span text:style-name="T103">seg1</text:span><text:span text:style-name="T104"><text:s/>and<text:s/></text:span><text:span text:style-name="T105">seg2</text:span><text:span text:style-name="T106"><text:s/>intersect in 2D using dot product tests.</text:span></text:p>
        </text:list-item>
        <text:list-item>
          <text:p text:style-name="P107">If intersection is found:</text:p>
          <text:list text:continue-numbering="true">
            <text:list-item>
              <text:p text:style-name="P108">Interpolates intersection position and depth.</text:p>
            </text:list-item>
            <text:list-item>
              <text:p text:style-name="P109">Stores the crossing information in dynamically resized result arrays.</text:p>
            </text:list-item>
          </text:list>
        </text:list-item>
      </text:list>
      <text:p text:style-name="P110"><text:span text:style-name="T111">Multithreading is<text:s/></text:span><text:span text:style-name="T112">safe</text:span><text:span text:style-name="T113"><text:s/>here because no segment pair is tested more than once (only if<text:s/></text:span><text:span text:style-name="T114">j &gt; i</text:span><text:span text:style-name="T115">) and each thread only reads from shared data or writes to independent memory (with care taken if<text:s/></text:span><text:span text:style-name="T116">Threads.@threads</text:span><text:span text:style-name="T117"><text:s/>is used).</text:span></text:p>
      <text:soft-page-break/>
      <text:p text:style-name="P118"><text:span text:style-name="T119"><draw:custom-shape svg:x="0in" svg:y="0in" svg:width="45.51042in" svg:height="0.00139in" draw:z-index="0" draw:id="id6" draw:style-name="a6" draw:name="Horizontal Line 103" text:anchor-type="as-char"><svg:title/><svg:desc/><draw:enhanced-geometry draw:type="non-primitive" svg:viewBox="0 0 21600 21600" draw:enhanced-path="M 0 0 L 21600 0 21600 21600 0 21600 Z N"/></draw:custom-shape></text:span></text:p>
      <text:h text:style-name="P120" text:outline-level="3">Performance Optimization Techniques</text:h>
      <text:list text:style-name="LFO12" text:continue-numbering="true">
        <text:list-item>
          <text:p text:style-name="P121"><text:span text:style-name="T122">Spatial Grid Indexing</text:span></text:p>
          <text:list text:continue-numbering="true">
            <text:list-item>
              <text:p text:style-name="P123">Avoids O(N^2) comparisons between all segments.</text:p>
            </text:list-item>
            <text:list-item>
              <text:p text:style-name="P124">Candidate selection is narrowed to segments in overlapping grid cells.</text:p>
            </text:list-item>
          </text:list>
        </text:list-item>
        <text:list-item>
          <text:p text:style-name="P125"><text:span text:style-name="T126">Segment Bounding Boxes</text:span></text:p>
          <text:list text:continue-numbering="true">
            <text:list-item>
              <text:p text:style-name="P127"><text:span text:style-name="T128">Stored in each<text:s/></text:span><text:span text:style-name="T129">Segment</text:span><text:span text:style-name="T130"><text:s/>to avoid recomputation.</text:span></text:p>
            </text:list-item>
            <text:list-item>
              <text:p text:style-name="P131">Used for fast pruning before costly intersection test.</text:p>
            </text:list-item>
          </text:list>
        </text:list-item>
        <text:list-item>
          <text:p text:style-name="P132"><text:span text:style-name="T133">Efficient Intersection Test</text:span></text:p>
          <text:list text:continue-numbering="true">
            <text:list-item>
              <text:p text:style-name="P134">Projects coordinates and computes dot products to test for intersection.</text:p>
            </text:list-item>
            <text:list-item>
              <text:p text:style-name="P135">Avoids full geometry libraries for performance.</text:p>
            </text:list-item>
          </text:list>
        </text:list-item>
        <text:list-item>
          <text:p text:style-name="P136"><text:span text:style-name="T137">Dynamic Array Resizing</text:span></text:p>
          <text:list text:continue-numbering="true">
            <text:list-item>
              <text:p text:style-name="P138">Preallocates crossing arrays with initial size.</text:p>
            </text:list-item>
            <text:list-item>
              <text:p text:style-name="P139">Doubles capacity as needed when storing results.</text:p>
            </text:list-item>
          </text:list>
        </text:list-item>
        <text:list-item>
          <text:p text:style-name="P140"><text:span text:style-name="T141">Optional Multithreading</text:span></text:p>
          <text:list text:continue-numbering="true">
            <text:list-item>
              <text:p text:style-name="P142"><text:span text:style-name="T143">Outer loop over segments can be parallelized with<text:s/></text:span><text:span text:style-name="T144">Threads.@threads</text:span><text:span text:style-name="T145">.</text:span></text:p>
            </text:list-item>
            <text:list-item>
              <text:p text:style-name="P146">Ensures thread safety by controlling write access.</text:p>
            </text:list-item>
          </text:list>
        </text:list-item>
      </text:list>
      <text:p text:style-name="P147"><text:span text:style-name="T148"><draw:custom-shape svg:x="0in" svg:y="0in" svg:width="38.00694in" svg:height="0.00139in" draw:z-index="0" draw:id="id7" draw:style-name="a7" draw:name="Horizontal Line 104" text:anchor-type="as-char"><svg:title/><svg:desc/><draw:enhanced-geometry draw:type="non-primitive" svg:viewBox="0 0 21600 21600" draw:enhanced-path="M 0 0 L 21600 0 21600 21600 0 21600 Z N"/></draw:custom-shape></text:span></text:p>
      <text:h text:style-name="P149" text:outline-level="3">Summary</text:h>
      <text:p text:style-name="P150"><text:span text:style-name="T151">The<text:s/></text:span><text:span text:style-name="T152">bathymetryCrosses</text:span><text:span text:style-name="T153"><text:s/>function is an optimized routine for detecting intersections between bathymetric transects. By combining spatial indexing with optional multithreading and efficient geometric tests, the implementation scales well to large datasets and offers significant performance benefits over naïve approaches.</text:span></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Vázquez Monzón</meta:initial-creator>
    <dc:creator>Carlos Vázquez Monzón</dc:creator>
    <meta:creation-date>2025-07-16T08:11:00Z</meta:creation-date>
    <dc:date>2025-07-16T08:12:00Z</dc:date>
    <meta:template xlink:href="Normal" xlink:type="simple"/>
    <meta:editing-cycles>1</meta:editing-cycles>
    <meta:editing-duration>PT60S</meta:editing-duration>
    <meta:document-statistic meta:page-count="3" meta:paragraph-count="8" meta:word-count="639" meta:character-count="4149" meta:row-count="29" meta:non-whitespace-character-count="3518"/>
  </office:meta>
</office:document-meta>
</file>